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0000000435A9653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89cm" style:rel-column-width="34273*"/>
    </style:style>
    <style:style style:name="Tabela1.B" style:family="table-column">
      <style:table-column-properties style:column-width="8.109cm" style:rel-column-width="3126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6.951cm" fo:margin-left="-0.123cm" table:align="left" style:writing-mode="lr-tb"/>
    </style:style>
    <style:style style:name="Tabela2.A" style:family="table-column">
      <style:table-column-properties style:column-width="16.95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Standard">
      <style:paragraph-properties style:snap-to-layout-grid="false"/>
      <style:text-properties fo:font-size="6pt" style:font-size-asian="6pt" style:font-size-complex="6pt"/>
    </style:style>
    <style:style style:name="P4" style:family="paragraph" style:parent-style-name="Standard"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/>
      <style:text-properties fo:font-size="10.5pt" officeooo:paragraph-rsid="0014a6b0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fo:font-size="10.5pt" officeooo:rsid="0018f178" officeooo:paragraph-rsid="0018f178" style:font-size-asian="10.5pt" style:font-size-complex="10.5pt"/>
    </style:style>
    <style:style style:name="P11" style:family="paragraph" style:parent-style-name="Standard">
      <style:text-properties fo:font-size="10.5pt" officeooo:paragraph-rsid="001c3fd2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paragraph-rsid="000ae24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-0.318cm" fo:margin-right="0cm" fo:text-align="center" style:justify-single-word="false" fo:text-indent="0cm" style:auto-text-indent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19" style:family="paragraph" style:parent-style-name="Standard">
      <style:text-properties officeooo:paragraph-rsid="001bbcb8"/>
    </style:style>
    <style:style style:name="P20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text-properties fo:font-size="10.5pt" officeooo:paragraph-rsid="00178c7f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bcb8" style:font-size-asian="10.5pt" style:font-size-complex="10.5pt"/>
    </style:style>
    <style:style style:name="T3" style:family="text">
      <style:text-properties fo:font-size="10.5pt" officeooo:rsid="00119dc8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5974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0d57" style:font-weight-asian="bold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officeooo:rsid="0027e121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2afacc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0a5b40"/>
    </style:style>
    <style:style style:name="T12" style:family="text">
      <style:text-properties officeooo:rsid="000ae24d"/>
    </style:style>
    <style:style style:name="T13" style:family="text">
      <style:text-properties officeooo:rsid="000d5974"/>
    </style:style>
    <style:style style:name="T14" style:family="text">
      <style:text-properties officeooo:rsid="001086bb"/>
    </style:style>
    <style:style style:name="T15" style:family="text">
      <style:text-properties officeooo:rsid="00119dc8"/>
    </style:style>
    <style:style style:name="T16" style:family="text">
      <style:text-properties officeooo:rsid="001312e3"/>
    </style:style>
    <style:style style:name="T17" style:family="text">
      <style:text-properties officeooo:rsid="00146bc9"/>
    </style:style>
    <style:style style:name="T18" style:family="text">
      <style:text-properties officeooo:rsid="00178c7f"/>
    </style:style>
    <style:style style:name="T19" style:family="text">
      <style:text-properties fo:color="#000000" loext:opacity="100%" fo:font-size="10.5pt" fo:font-weight="normal" style:font-size-asian="10.5pt" style:font-weight-asian="normal" style:font-size-complex="10.5pt" style:font-weight-complex="normal"/>
    </style:style>
    <style:style style:name="T20" style:family="text">
      <style:text-properties fo:color="#000000" loext:opacity="100%" fo:font-size="10.5pt" fo:font-weight="normal" officeooo:rsid="001bbcb8" style:font-size-asian="10.5pt" style:font-weight-asian="normal" style:font-size-complex="10.5pt" style:font-weight-complex="normal"/>
    </style:style>
    <style:style style:name="T21" style:family="text">
      <style:text-properties officeooo:rsid="001bfe8f"/>
    </style:style>
    <style:style style:name="T22" style:family="text">
      <style:text-properties officeooo:rsid="001c3fd2"/>
    </style:style>
    <style:style style:name="T23" style:family="text">
      <style:text-properties officeooo:rsid="001f0d57"/>
    </style:style>
    <style:style style:name="T24" style:family="text">
      <style:text-properties officeooo:rsid="001ff490"/>
    </style:style>
    <style:style style:name="T25" style:family="text">
      <style:text-properties officeooo:rsid="0021c047"/>
    </style:style>
    <style:style style:name="T26" style:family="text">
      <style:text-properties officeooo:rsid="00244e7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<draw:frame draw:style-name="fr1" draw:name="figura1" text:anchor-type="as-char" svg:width="5.713cm" svg:height="1.446cm" draw:z-index="0"><draw:image xlink:href="Pictures/10000000000000F0000000435A965305.png" xlink:type="simple" xlink:show="embed" xlink:actuate="onLoad" draw:mime-type="image/png"/></draw:frame></text:p>
            <text:p text:style-name="P2"/>
            <text:p text:style-name="P1">PESQUISA <text:span text:style-name="T21">NACIONAL DE SANEAMENTO BÁSICO</text:span> – <text:span text:style-name="T21">PNSB</text:span><text:span text:style-name="T11"> </text:span>20<text:span text:style-name="T14">2</text:span><text:span text:style-name="T18">4</text:span></text:p>
          </table:table-cell>
          <table:table-cell table:style-name="Tabela1.A1" office:value-type="string">
            <text:p text:style-name="P4">Agência do IBGE em Itajaí</text:p>
            <text:p text:style-name="P6">Rua <text:span text:style-name="T16">Camboriú</text:span><text:span text:style-name="T13">, </text:span><text:span text:style-name="T16">26</text:span>, <text:s/>– sala<text:span text:style-name="T16">s</text:span> <text:span text:style-name="T16">402 e 403</text:span><text:span text:style-name="T13">,</text:span> <text:span text:style-name="T13">Bairro </text:span><text:span text:style-name="T16">Centro</text:span></text:p>
            <text:p text:style-name="P6">88301-<text:span text:style-name="T13">4</text:span><text:span text:style-name="T16">50</text:span> – Itajaí/SC</text:p>
            <text:p text:style-name="P11">Tel.: <text:span text:style-name="T22">(35) 98877</text:span>-2<text:span text:style-name="T22">380</text:span> (whatsapp) / (47) 3348-2351<text:span text:style-name="T15"> </text:span></text:p>
            <text:p text:style-name="P19"><text:span text:style-name="T1">e-mail</text:span><text:span text:style-name="T2">s</text:span><text:span text:style-name="T1">: </text:span><text:span text:style-name="T20">gustavo.m.oliveira</text:span><text:span text:style-name="Internet_20_link"><text:span text:style-name="T19">@ibge.gov.br</text:span></text:span></text:p>
            <text:p text:style-name="P19"><text:span text:style-name="Internet_20_link"><text:span text:style-name="T19">agitajai@ibge.gov.</text:span></text:span><text:span text:style-name="Internet_20_link"><text:span text:style-name="T20">b</text:span></text:span><text:span text:style-name="Internet_20_link"><text:span text:style-name="T19">r</text:span></text:span></text:p>
            <text:p text:style-name="Standard"><text:span text:style-name="T19">http://www.ibge.gov.br /</text:span><text:span text:style-name="T1"> </text:span><text:span text:style-name="T3">www.respondendo.ibge.gov.br</text:span></text:p>
          </table:table-cell>
        </table:table-row>
      </table:table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/>
          </table:table-cell>
        </table:table-row>
      </table:table>
      <text:p text:style-name="P18">RECIBO DE ENTREGA/DEVOLUÇÃO DO <text:span text:style-name="T26">QUESTIONÁRIO</text:span> DE COLETA</text:p>
      <text:p text:style-name="Standard"/>
      <text:p text:style-name="P6"><text:span text:style-name="T6">Informante</text:span>: <text:span text:style-name="T8">Prefeitura Municipal de </text:span><text:span text:style-name="T10">Ilhota</text:span></text:p>
      <text:p text:style-name="P6"/>
      <text:p text:style-name="P6"><text:span text:style-name="T6">Questionários Aplicados</text:span>:</text:p>
      <text:p text:style-name="P6"/>
      <text:list text:style-name="L1">
        <text:list-item>
          <text:p text:style-name="P21"><text:span text:style-name="T7">Limpeza Urbana e Manejo de Resíduos Sólidos (MRS)</text:span><text:span text:style-name="T14">, contendo os seguintes blocos: Identificação do Município, Identificação do Prestador do Serviço, Responsável pela Informação do Prestador de Serviço, Caracterização </text:span><text:span text:style-name="T23">d</text:span><text:span text:style-name="T14">o Prestador </text:span><text:span text:style-name="T23">d</text:span><text:span text:style-name="T14">e Serviço, Aspectos legais, </text:span><text:span text:style-name="T23">S</text:span><text:span text:style-name="T14">erviço(s)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R</text:span><text:span text:style-name="T14">ealizado(s) por </text:span><text:span text:style-name="T23">T</text:span><text:span text:style-name="T14">erceiro(s), </text:span><text:span text:style-name="T23">V</text:span><text:span text:style-name="T14">arrição, </text:span><text:span text:style-name="T23">C</text:span><text:span text:style-name="T14">apina e </text:span><text:span text:style-name="T23">C</text:span><text:span text:style-name="T14">oleta de </text:span><text:span text:style-name="T23">R</text:span><text:span text:style-name="T14">esíduos </text:span><text:span text:style-name="T23">S</text:span><text:span text:style-name="T14">ólidos </text:span><text:span text:style-name="T23">D</text:span><text:span text:style-name="T14">omésticos e </text:span><text:span text:style-name="T23">P</text:span><text:span text:style-name="T14">úblicos, </text:span><text:span text:style-name="T23">S</text:span><text:span text:style-name="T14">erviço de </text:span><text:span text:style-name="T23">L</text:span><text:span text:style-name="T14">impeza </text:span><text:span text:style-name="T23">U</text:span><text:span text:style-name="T14">rbana e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em </text:span><text:span text:style-name="T23">Á</text:span><text:span text:style-name="T14">reas </text:span><text:span text:style-name="T23">E</text:span><text:span text:style-name="T14">speciais, </text:span><text:span text:style-name="T23">S</text:span><text:span text:style-name="T14">erviço de </text:span><text:span text:style-name="T23">C</text:span><text:span text:style-name="T14">oleta </text:span><text:span text:style-name="T23">S</text:span><text:span text:style-name="T14">eletiva, </text:span><text:span text:style-name="T23">M</text:span><text:span text:style-name="T14">anejo de </text:span><text:span text:style-name="T23">R</text:span><text:span text:style-name="T14">esíduos </text:span><text:span text:style-name="T23">S</text:span><text:span text:style-name="T14">ólidos </text:span><text:span text:style-name="T23">E</text:span><text:span text:style-name="T14">speciais, </text:span><text:span text:style-name="T23">U</text:span><text:span text:style-name="T14">nidade(s) de </text:span><text:span text:style-name="T23">D</text:span><text:span text:style-name="T14">estinação/</text:span><text:span text:style-name="T23">D</text:span><text:span text:style-name="T14">isposição </text:span><text:span text:style-name="T23">F</text:span><text:span text:style-name="T14">inal dos </text:span><text:span text:style-name="T23">R</text:span><text:span text:style-name="T14">esíduos </text:span><text:span text:style-name="T23">S</text:span><text:span text:style-name="T14">ólidos, </text:span><text:span text:style-name="T23">E</text:span><text:span text:style-name="T14">ntidade de </text:span><text:span text:style-name="T23">C</text:span><text:span text:style-name="T14">atadores, </text:span><text:span text:style-name="T23">I</text:span><text:span text:style-name="T14">nformações sobre </text:span><text:span text:style-name="T23">V</text:span><text:span text:style-name="T14">eículos e </text:span><text:span text:style-name="T23">E</text:span><text:span text:style-name="T14">quipamentos, </text:span><text:span text:style-name="T23">E</text:span><text:span text:style-name="T14">ducação </text:span><text:span text:style-name="T23">A</text:span><text:span text:style-name="T14">mbiental. </text:span></text:p>
        </text:list-item>
      </text:list>
      <text:p text:style-name="P6"/>
      <text:p text:style-name="P6"><text:span text:style-name="T6">Prazo fixado para devolução dos questionários preenchidos</text:span>: </text:p>
      <text:p text:style-name="P6"/>
      <text:p text:style-name="P8">Declaro que recebi, nesta data, <text:span text:style-name="T17">as informações necessárias para o preenchimento da </text:span>Pesquisa <text:span text:style-name="T24">Nacional de Saneamento Básico</text:span> – 20<text:span text:style-name="T14">2</text:span><text:span text:style-name="T18">4 </text:span><text:span text:style-name="T16">–,</text:span> <text:span text:style-name="T14">contendo todos os blocos mencionados,</text:span> para preenchimento até o prazo acima fixado, de acordo com o *Decreto Federal nº 73.177, de 20/11/1973.</text:p>
      <text:p text:style-name="P7"/>
      <text:p text:style-name="P7"><text:span text:style-name="T6">Data da entrega</text:span>: </text:p>
      <text:p text:style-name="P7"/>
      <text:p text:style-name="P5">Responsável pelo preenchimento da pesquisa:</text:p>
      <text:p text:style-name="P5"/>
      <text:p text:style-name="P7">Nome:_______________________________________________________________________</text:p>
      <text:p text:style-name="P7">Cargo:____________________________________________________________________</text:p>
      <text:p text:style-name="P7">Telefone(s):___________________________________________________________________</text:p>
      <text:p text:style-name="P7">E-mail:_______________________________________________________________________</text:p>
      <text:p text:style-name="P10">CPF: ________________________________________________________</text:p>
      <text:p text:style-name="P7"/>
      <text:p text:style-name="P9">Assinatura <text:span text:style-name="T12">e Carimbo</text:span>:__________________________________________</text:p>
      <text:p text:style-name="P7"/>
      <text:p text:style-name="P7"/>
      <text:p text:style-name="P16"/>
      <text:p text:style-name="P17">Aviso importante:</text:p>
      <text:p text:style-name="P12">*Obrigatoriedade e sigilo das informações – <text:span text:style-name="T4">a legislação vigente, de acordo com o Decreto Federal <text:s/>nº 73.177, de 20 de novembro de 1973 e da Lei nº 5.534/</text:span><text:span text:style-name="T5">68</text:span><text:span text:style-name="T4">, dispõe sobre a obrigatoriedade e sigilo das informações coletadas pelo IBGE, as quais se destinam, exclusivamente, a fins estatísticos e não poderão ser objeto de certidão e nem terão eficácia jurídica como meio de prova.</text:span></text:p>
      <text:p text:style-name="P20"/>
      <text:p text:style-name="P15">Responsável pela pesquisa no IBGE: <text:span text:style-name="T24">Gustavo Godinho Mandim de Oliveira</text:span></text:p>
      <text:p text:style-name="P15"/>
      <text:p text:style-name="P13"/>
      <text:p text:style-name="P13">____________________________</text:p>
      <text:p text:style-name="P13"/>
      <text:p text:style-name="P14"><text:span text:style-name="T24">Chefe Substituto</text:span> do IBGE em Itajaí <text:span text:style-name="T16">e Região</text:span> <text:span text:style-name="T18">da AMFRI</text:span></text:p>
      <text:p text:style-name="P14">Matrícula <text:span text:style-name="T25">1900857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BGE IBGE</meta:initial-creator>
    <meta:creation-date>2011-08-25T17:06:24.06</meta:creation-date>
    <meta:print-date>2024-09-24T15:37:54.804000000</meta:print-date>
    <dc:date>2025-06-16T14:21:54.070000000</dc:date>
    <meta:editing-duration>P15DT2H46M52S</meta:editing-duration>
    <meta:editing-cycles>39</meta:editing-cycles>
    <meta:generator>LibreOffice/24.2.2.2$Windows_X86_64 LibreOffice_project/d56cc158d8a96260b836f100ef4b4ef25d6f1a01</meta:generator>
    <meta:printed-by>Arquivos PDF</meta:printed-by>
    <meta:document-statistic meta:table-count="2" meta:image-count="1" meta:object-count="0" meta:page-count="1" meta:paragraph-count="29" meta:word-count="297" meta:character-count="2519" meta:non-whitespace-character-count="2240"/>
  </office:meta>
</office:document-meta>
</file>